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f83" officeooo:paragraph-rsid="00025f83"/>
    </style:style>
    <style:style style:name="T1" style:family="text">
      <style:text-properties officeooo:rsid="00039971"/>
    </style:style>
    <style:style style:name="T2" style:family="text">
      <style:text-properties officeooo:rsid="0003d1b4"/>
    </style:style>
    <style:style style:name="T3" style:family="text">
      <style:text-properties officeooo:rsid="000597bb"/>
    </style:style>
    <style:style style:name="T4" style:family="text">
      <style:text-properties officeooo:rsid="0006e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UX-------------------------------------------------------</text:p>
      <text:p text:style-name="P1">→ Steht für User Experience</text:p>
      <text:p text:style-name="P1"><text:tab/>→<text:span text:style-name="T2"> Um user an app zu binden, sollte das Design eine gut Erfahrung für ihn sein.</text:span></text:p>
      <text:p text:style-name="P1">→<text:span text:style-name="T1"> UXD: UX-Design</text:span></text:p>
      <text:p text:style-name="P1">→<text:span text:style-name="T1"> UI: User Interface</text:span></text:p>
      <text:p text:style-name="P1">→<text:span text:style-name="T3"> IxD: Interaction Design</text:span></text:p>
      <text:p text:style-name="P1"><text:tab/>→<text:span text:style-name="T3"> Schließt UX und UI mit ein.</text:span></text:p>
      <text:p text:style-name="P1"><text:tab/>→<text:span text:style-name="T4"> Definiert wie das Interface designed wird.</text:span></text:p>
      <text:p text:style-name="P1"><text:tab/>→<text:span text:style-name="T4"> Wie der user mit der app interagieren ka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5:14:20.539810772</meta:creation-date>
    <meta:generator>LibreOffice/6.0.7.3$Linux_X86_64 LibreOffice_project/00m0$Build-3</meta:generator>
    <dc:date>2019-10-17T15:24:27.265227794</dc:date>
    <meta:editing-duration>PT10M8S</meta:editing-duration>
    <meta:editing-cycles>6</meta:editing-cycles>
    <meta:document-statistic meta:table-count="0" meta:image-count="0" meta:object-count="0" meta:page-count="1" meta:paragraph-count="9" meta:word-count="57" meta:character-count="391" meta:non-whitespace-character-count="340"/>
  </office:meta>
</office:document-meta>
</file>